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4-09-11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4-06-17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4-04-08 1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4-02-01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3-12-11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3-10-25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3-08-16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3-06-13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3-04-14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3-02-06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2-12-07 1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2-10-28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2-08-22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2-06-02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2-04-14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2-03-28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2-03-24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2-02-01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1-12-09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1-10-27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1-09-22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1-06-11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1-06-10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1-04-15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1-02-23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0-12-07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0-10-16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0-06-29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0-04-27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20-02-18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9-12-17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9-10-24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9-08-14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9-07-29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9-06-28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9-04-30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9-02-07 1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8-12-14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8-10-04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8-09-13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8-08-03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8-07-10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8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8-05-16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8-02-28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7-11-17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7-10-17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7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7-05-04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7-02-24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7-01-10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6-12-07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6-10-14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6-10-07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6-09-26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6-08-23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6-07-19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6-06-08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6-05-04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6-04-18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6-03-22 1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6-02-08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6-01-12 1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5-12-02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5-11-09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5-10-14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5-09-01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5-08-13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5-07-14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5-06-16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5-05-07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5-04-23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5-03-09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5-02-09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5-01-0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4-12-15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4-11-14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4-10-29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4-09-03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4-08-04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4-06-19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4-04-21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4-01-24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3-12-12 1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3-11-25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3-09-16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3-08-20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3-07-08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3-06-17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3-05-23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3-04-29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3-03-25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3-02-26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3-01-17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2-12-10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2-10-15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2-09-17 1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2-07-19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2-06-13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2-05-21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2-04-18 1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2-02-23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1-12-19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1-11-29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1-10-31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1-09-23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1-08-10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1-06-20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1-05-05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0-12-2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0-10-28 1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0-09-21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0-08-11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0-05-25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10-01-2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9-12-21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9-11-23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9-10-27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9-09-15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9-08-20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9-07-29 1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9-03-24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9-02-26 1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9-01-28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8-12-11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8-10-24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8-09-0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8-07-22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8-05-14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8-04-03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8-03-07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8-02-12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8-01-16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7-11-14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7-10-15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7-09-04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7-08-10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7-07-11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7-06-12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7-05-15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7-04-04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7-03-14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7-02-26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7-01-0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6-12-14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6-11-20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6-10-16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6-09-1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6-08-01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6-07-1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6-06-29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6-05-08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6-04-21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6-03-07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6-02-14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6-01-1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5-12-1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5-11-04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5-10-11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5-09-02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5-08-08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5-07-06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5-06-22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5-05-03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5-04-21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5-03-04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5-02-25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5-01-04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4-12-09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4-11-05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4-10-15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4-09-03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4-08-24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4-07-21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4-06-28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4-05-25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4-04-26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4-03-03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4-02-09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4-01-07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3-12-09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3-11-13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3-10-10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3-09-05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3-08-01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3-07-23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3-06-13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3-05-01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3-04-21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3-02-20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3-01-30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2-12-12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2-10-28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2-08-26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2-07-08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2-06-20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2-05-09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2-04-15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2-03-12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2-02-14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1-12-12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1-10-11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1-09-13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1-08-24 1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1-06-27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1-05-14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1-04-20 1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1-03-20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1-02-1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1-01-10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0-12-18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0-11-06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0-10-06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0-08-11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0-07-17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0-06-16 1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0-05-15 1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0-04-17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0-03-17 1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0-02-11 1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2000-01-21 1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9-12-17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9-11-18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9-10-18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9-09-29 1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9-09-15 0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9-08-1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9-07-12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9-06-11 0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9-05-11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9-04-15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9-03-11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9-02-10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9-01-20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8-11-1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8-10-14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8-09-04 1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8-07-21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8-06-1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8-05-0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8-04-15 1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8-03-16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8-02-13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8-01-27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7-12-19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7-11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7-10-24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7-09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7-08-0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7-07-1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7-06-1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7-05-2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7-03-26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7-02-2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7-01-2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6-12-0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6-11-08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6-10-1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6-08-13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6-07-1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6-06-2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6-05-09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6-04-16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6-03-07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6-02-15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6-01-1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5-12-1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5-12-0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5-10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5-09-1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5-07-1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5-06-2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5-05-1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5-04-28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5-03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5-02-22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5-01-2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4-12-2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4-11-15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4-10-2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4-08-25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4-01-18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3-12-15 1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3-11-09 1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3-10-18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3-09-09 1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3-08-27 1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3-07-12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3-06-15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3-05-17 1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3-04-22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3-03-31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3-02-17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3-01-13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2-12-02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2-11-1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2-10-28 1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2-09-21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2-07-29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2-06-24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2-03-31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0-12-1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0-04-10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90-03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89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52066025300</text:p>
          </table:table-cell>
          <table:table-cell office:value-type="string" calcext:value-type="string">
            <text:p>1989-09-26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6" meta:object-count="0"/>
    <meta:user-defined meta:name="AppVersion">3.0</meta:user-defined>
  </office:meta>
</office:document-meta>
</file>